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Couri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6pt" officeooo:rsid="0004eba4" officeooo:paragraph-rsid="0004eba4" style:font-size-asian="22.75pt" style:font-size-complex="2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2pt" style:text-underline-style="none" officeooo:rsid="0002564f" officeooo:paragraph-rsid="0002564f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06df60" officeooo:paragraph-rsid="0006df60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02564f" officeooo:paragraph-rsid="0002564f" style:font-size-asian="12pt" style:font-size-complex="12pt"/>
    </style:style>
    <style:style style:name="P6" style:family="paragraph" style:parent-style-name="Standard">
      <style:text-properties fo:font-size="12pt" style:text-underline-style="none" officeooo:rsid="0006df60" officeooo:paragraph-rsid="0006df60" style:font-size-asian="12pt" style:font-size-complex="12pt"/>
    </style:style>
    <style:style style:name="P7" style:family="paragraph" style:parent-style-name="Standard">
      <style:text-properties fo:font-size="12pt" style:text-underline-style="none" officeooo:rsid="000a42e7" officeooo:paragraph-rsid="000a42e7" style:font-size-asian="12pt" style:font-size-complex="12pt"/>
    </style:style>
    <style:style style:name="P8" style:family="paragraph" style:parent-style-name="Standard">
      <style:text-properties fo:font-size="12pt" style:text-underline-style="none" officeooo:rsid="000ef228" officeooo:paragraph-rsid="000ef228" style:font-size-asian="12pt" style:font-size-complex="12pt"/>
    </style:style>
    <style:style style:name="P9" style:family="paragraph" style:parent-style-name="Heading_20_1">
      <loext:graphic-properties draw:fill="solid" draw:fill-color="#ffffff" draw:opacity="100%"/>
      <style:paragraph-properties fo:margin-left="0in" fo:margin-right="0in" fo:margin-top="0in" fo:margin-bottom="0in" style:contextual-spacing="false" style:line-height-at-least="0.2917in" fo:text-align="start" style:justify-single-word="false" fo:orphans="2" fo:widows="2" fo:text-indent="0in" style:auto-text-indent="false" fo:background-color="#ffffff" fo:padding="0in" fo:border="none"/>
      <style:text-properties officeooo:paragraph-rsid="00147c3d"/>
    </style:style>
    <style:style style:name="P10" style:family="paragraph" style:parent-style-name="Heading_20_4">
      <loext:graphic-properties draw:fill="solid" draw:fill-color="#ffffff" draw:opacity="100%"/>
      <style:paragraph-properties fo:margin-left="0in" fo:margin-right="0in" fo:margin-top="0in" fo:margin-bottom="0in" style:contextual-spacing="false" style:line-height-at-least="0.2917in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333333" loext:opacity="100%" style:font-name="Raleway" fo:font-size="10.8000001907349pt" fo:letter-spacing="normal" fo:font-style="normal" fo:font-weight="normal" officeooo:rsid="00147c3d" officeooo:paragraph-rsid="00147c3d"/>
    </style:style>
    <style:style style:name="P11" style:family="paragraph" style:parent-style-name="Standard" style:list-style-name="L1">
      <style:text-properties fo:font-size="22pt" style:text-underline-style="solid" style:text-underline-width="auto" style:text-underline-color="font-color" officeooo:rsid="0002564f" officeooo:paragraph-rsid="0002564f" style:font-size-asian="22pt" style:font-size-complex="22pt"/>
    </style:style>
    <style:style style:name="P12" style:family="paragraph" style:parent-style-name="Standard">
      <style:text-properties fo:font-size="12pt" style:text-underline-style="none" officeooo:rsid="000a42e7" officeooo:paragraph-rsid="000a42e7" style:font-size-asian="12pt" style:font-size-complex="12pt"/>
    </style:style>
    <style:style style:name="P13" style:family="paragraph" style:parent-style-name="Standard">
      <style:text-properties fo:font-size="12pt" style:text-underline-style="none" officeooo:rsid="00118022" officeooo:paragraph-rsid="00118022" style:font-size-asian="12pt" style:font-size-complex="12pt"/>
    </style:style>
    <style:style style:name="P14" style:family="paragraph" style:parent-style-name="Standard">
      <style:text-properties fo:font-size="12pt" style:text-underline-style="none" officeooo:rsid="000b35ef" officeooo:paragraph-rsid="000b35ef" style:font-size-asian="10.5pt" style:font-size-complex="12pt"/>
    </style:style>
    <style:style style:name="P15" style:family="paragraph" style:parent-style-name="Text_20_body">
      <style:text-properties fo:font-variant="normal" fo:text-transform="none" fo:color="#333333" loext:opacity="100%" style:font-name="Raleway" fo:font-size="10.8000001907349pt" fo:letter-spacing="normal" fo:font-style="normal" style:text-underline-style="none" fo:font-weight="normal" officeooo:rsid="0006df60" officeooo:paragraph-rsid="000a42e7" style:font-size-asian="12pt" style:font-size-complex="12pt"/>
    </style:style>
    <style:style style:name="P16" style:family="paragraph" style:parent-style-name="Text_20_body">
      <style:text-properties fo:font-variant="normal" fo:text-transform="none" fo:color="#333333" loext:opacity="100%" style:font-name="Raleway" fo:font-size="10.8000001907349pt" fo:letter-spacing="normal" fo:font-style="normal" style:text-underline-style="none" fo:font-weight="normal" officeooo:rsid="000b35ef" officeooo:paragraph-rsid="000b35ef" style:font-size-asian="10.5pt" style:font-size-complex="12pt"/>
    </style:style>
    <style:style style:name="P17" style:family="paragraph" style:parent-style-name="Text_20_body">
      <style:text-properties fo:font-variant="normal" fo:text-transform="none" fo:color="#333333" loext:opacity="100%" style:font-name="Raleway" fo:font-size="10.8000001907349pt" fo:letter-spacing="normal" fo:font-style="normal" fo:font-weight="normal" officeooo:paragraph-rsid="000a42e7"/>
    </style:style>
    <style:style style:name="P18" style:family="paragraph" style:parent-style-name="Text_20_body">
      <style:text-properties fo:font-variant="normal" fo:text-transform="none" fo:color="#333333" loext:opacity="100%" style:font-name="Raleway" fo:font-size="10.8000001907349pt" fo:letter-spacing="normal" fo:font-style="normal" fo:font-weight="normal" officeooo:rsid="00118022" officeooo:paragraph-rsid="00118022"/>
    </style:style>
    <style:style style:name="P19" style:family="paragraph" style:parent-style-name="Text_20_body">
      <style:text-properties fo:font-variant="normal" fo:text-transform="none" fo:color="#333333" loext:opacity="100%" style:font-name="Raleway" fo:font-size="10.8000001907349pt" fo:letter-spacing="normal" fo:font-style="normal" fo:font-weight="normal" officeooo:rsid="0012c186" officeooo:paragraph-rsid="0012c186"/>
    </style:style>
    <style:style style:name="P20" style:family="paragraph" style:parent-style-name="Text_20_body">
      <style:text-properties fo:font-variant="normal" fo:text-transform="none" fo:color="#333333" loext:opacity="100%" style:font-name="Raleway" fo:font-size="10.8000001907349pt" fo:letter-spacing="normal" fo:font-style="normal" fo:font-weight="normal" officeooo:rsid="00147c3d" officeooo:paragraph-rsid="00147c3d"/>
    </style:style>
    <style:style style:name="P21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style:line-height-at-least="0.2917in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333333" loext:opacity="100%" style:font-name="Raleway" fo:font-size="10.8000001907349pt" fo:letter-spacing="normal" fo:font-style="normal" fo:font-weight="normal" officeooo:rsid="00147c3d" officeooo:paragraph-rsid="00147c3d"/>
    </style:style>
    <style:style style:name="P2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style:line-height-at-least="0.2917in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333333" loext:opacity="100%" style:font-name="Raleway" fo:font-size="10.8000001907349pt" fo:letter-spacing="normal" fo:font-style="normal" fo:font-weight="normal"/>
    </style:style>
    <style:style style:name="P23" style:family="paragraph" style:parent-style-name="Text_20_body">
      <style:text-properties officeooo:paragraph-rsid="000a42e7"/>
    </style:style>
    <style:style style:name="T1" style:family="text">
      <style:text-properties officeooo:rsid="000b35ef"/>
    </style:style>
    <style:style style:name="T2" style:family="text">
      <style:text-properties officeooo:rsid="00104c6a"/>
    </style:style>
    <style:style style:name="T3" style:family="text">
      <style:text-properties fo:font-weight="normal" fo:background-color="#ffffff" loext:char-shading-value="0" loext:padding="0in" loext:border="none"/>
    </style:style>
    <style:style style:name="T4" style:family="text">
      <style:text-properties fo:font-variant="normal" fo:text-transform="none" fo:color="#333333" loext:opacity="100%" style:font-name="Raleway" fo:font-size="10.8000001907349pt" fo:letter-spacing="normal" fo:font-style="normal" style:text-underline-style="none" fo:font-weight="normal" officeooo:rsid="0006df60" style:font-size-asian="12pt" style:font-size-complex="12pt" loext:padding="0in" loext:border="none"/>
    </style:style>
    <style:style style:name="T5" style:family="text">
      <style:text-properties fo:font-variant="normal" fo:text-transform="none" fo:color="#222222" loext:opacity="100%" style:font-name="Raleway" fo:font-size="10.8000001907349pt" fo:letter-spacing="normal" fo:font-style="normal" fo:font-weight="normal" officeooo:rsid="00147c3d" loext:padding="0in" loext:border="none"/>
    </style:style>
    <style:style style:name="T6" style:family="text">
      <style:text-properties fo:font-variant="normal" fo:text-transform="none" fo:color="#222222" loext:opacity="100%" style:font-name="Arial1" fo:font-size="10.8000001907349pt" fo:letter-spacing="normal" fo:font-style="normal" fo:font-weight="normal" officeooo:rsid="00147c3d" loext:padding="0in" loext:border="none"/>
    </style:style>
    <style:style style:name="T7" style:family="text">
      <style:text-properties fo:color="#222222" loext:opacity="100%" fo:font-weight="normal" loext:padding="0in" loext:border="none"/>
    </style:style>
    <style:style style:name="T8" style:family="text">
      <style:text-properties fo:color="#222222" loext:opacity="100%" style:font-name="Arial1" fo:font-weight="normal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71618897" text:style-name="L1">
        <text:list-item>
          <text:p text:style-name="P11">Recon</text:p>
        </text:list-item>
      </text:list>
      <text:p text:style-name="P5">see the loop related to recon</text:p>
      <text:p text:style-name="P8">try to record everything <text:span text:style-name="T2">i</text:span>s possible</text:p>
      <text:p text:style-name="P6">see the security related news</text:p>
      <text:p text:style-name="P6">get the ip address </text:p>
      <text:p text:style-name="P6">reverse lookup the ip address </text:p>
      <text:p text:style-name="P6">do a build with scan</text:p>
      <text:p text:style-name="P6">and look for any online cheet sheet </text:p>
      <text:p text:style-name="P6">look for the outdated dlls software or any other tool and all other used technology</text:p>
      <text:p text:style-name="P7">use the google cheet sheet and maltigo if wanted to link all the entity </text:p>
      <text:p text:style-name="P7">and also use if any image is avalible in the way back machine</text:p>
      <text:p text:style-name="P13">nmap</text:p>
      <text:p text:style-name="P13">shodan</text:p>
      <text:p text:style-name="P15">Active Reconnaissance</text:p>
      <text:p text:style-name="P23"><text:span text:style-name="Strong_20_Emphasis"><text:span text:style-name="T4">DNS Forward And Reverse Lookup</text:span></text:span></text:p>
      <text:p text:style-name="P17">Passive Reconnaissance</text:p>
      <text:p text:style-name="P17"><text:span text:style-name="Strong_20_Emphasis"><text:span text:style-name="T3">DNS Zone Transfer</text:span></text:span> </text:p>
      <text:p text:style-name="P17"><text:span text:style-name="Strong_20_Emphasis"><text:span text:style-name="T3">Identifying Related External Sites</text:span></text:span> </text:p>
      <text:p text:style-name="P17"><text:span text:style-name="Strong_20_Emphasis"><text:span text:style-name="T3">Inspect HEAD and OPTIONS HTTP requests</text:span></text:span> </text:p>
      <text:p text:style-name="P18">and during accessing the website use the burp proxy and define the scope</text:p>
      <text:p text:style-name="P18"><text:span text:style-name="Strong_20_Emphasis"><text:span text:style-name="T3">Gather information about the web app through error pages</text:span></text:span> </text:p>
      <text:p text:style-name="P19">do check the console regularly </text:p>
      <text:p text:style-name="P20">look for the 404 errors cause it can be used to gather info related to the website</text:p>
      <text:p text:style-name="P20">use harvester and recon ng</text:p>
      <text:p text:style-name="P20"/>
      <text:list xml:id="list172406060878556" text:continue-numbering="true" text:style-name="L1">
        <text:list-item>
          <text:p text:style-name="P11">research vulnerablity based on the recon</text:p>
        </text:list-item>
      </text:list>
      <text:p text:style-name="P3">use google dorks</text:p>
      <text:p text:style-name="P4">use the exploit database</text:p>
      <text:p text:style-name="P4">and any method</text:p>
      <text:p text:style-name="P4"><text:soft-page-break/>use the vulnerability scanners</text:p>
      <text:p text:style-name="P4">check and presents of all top 10 lsit like owasp top 10 and others in the loop<text:line-break/>lsit out all the vulnerable applications and parts </text:p>
      <text:list xml:id="list172405783517799" text:continue-numbering="true" text:style-name="L1">
        <text:list-item>
          <text:p text:style-name="P11">exploit and discover the weakness</text:p>
        </text:list-item>
      </text:list>
      <text:p text:style-name="P3">use the tools and explore the weakness</text:p>
      <text:p text:style-name="P4">try to attack the list of all vulnerability t<text:span text:style-name="T1">r</text:span>y confirm the false positive results</text:p>
      <text:p text:style-name="P14">if gain access then try to get privilege escalation</text:p>
      <text:p text:style-name="P16">W3af</text:p>
      <text:p text:style-name="P22">Burp Suite</text:p>
      <text:p text:style-name="P22">SQLMap</text:p>
      <text:p text:style-name="P22">Metasploit</text:p>
      <text:p text:style-name="P22">Hydra</text:p>
      <text:p text:style-name="P22">John Ripper</text:p>
      <text:p text:style-name="P22">Skipfish</text:p>
      <text:p text:style-name="P22">Ratproxy</text:p>
      <text:p text:style-name="P22">Wfuzz</text:p>
      <text:p text:style-name="P22">Watcher</text:p>
      <text:p text:style-name="P21">metasploit</text:p>
      <text:h text:style-name="P10" text:outline-level="4"><text:span text:style-name="Strong_20_Emphasis"><text:span text:style-name="T7">Cross-Site Scripting (XSS)</text:span></text:span></text:h>
      <text:h text:style-name="P9" text:outline-level="1"><text:span text:style-name="Strong_20_Emphasis"><text:span text:style-name="T6">XML external entity (XXE) injection</text:span></text:span></text:h>
      <text:list xml:id="list172406967806391" text:continue-numbering="true" text:style-name="L1">
        <text:list-item>
          <text:p text:style-name="P11">make report </text:p>
        </text:list-item>
      </text:list>
      <text:p text:style-name="P3">use libre office and screenshots to make report</text:p>
      <text:p text:style-name="P4">make sure the date is there and research about the siverity and the path how it can be exploited and patched </text:p>
      <text:p text:style-name="P4">how it can be left to hack etc</text:p>
      <text:list xml:id="list172406365432180" text:continue-numbering="true" text:style-name="L1">
        <text:list-item>
          <text:p text:style-name="P11">research the method to avoid it and heal it</text:p>
        </text:list-item>
      </text:list>
      <text:p text:style-name="P3">again use googel dorks to get the patch or look at the alternatives</text:p>
      <text:p text:style-name="P4">get the latest patch from the online method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Couri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6pt" officeooo:rsid="0004eba4" officeooo:paragraph-rsid="0004eba4" style:font-size-asian="22.75pt" style:font-size-complex="26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heat sheet for the hacking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7:24:05.493000000</dc:date>
    <meta:editing-duration>PT2H5M48S</meta:editing-duration>
    <meta:editing-cycles>13</meta:editing-cycles>
    <meta:generator>LibreOffice/7.4.7.2$Windows_X86_64 LibreOffice_project/723314e595e8007d3cf785c16538505a1c878ca5</meta:generator>
    <meta:document-statistic meta:table-count="0" meta:image-count="0" meta:object-count="0" meta:page-count="2" meta:paragraph-count="56" meta:word-count="336" meta:character-count="1860" meta:non-whitespace-character-count="1573"/>
  </office:meta>
</office:document-meta>
</file>